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date" office:date-value="2013-09-29">
            <text:p text:style-name="Table_20_Contents">Sunday, 29 September 2013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date" office:date-value="2014-03-15">
            <text:p text:style-name="Table_20_Contents">Saturday, 15 March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date" office:date-value="2014-05-09">
            <text:p text:style-name="Table_20_Contents">Friday, 9 May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date" office:date-value="2014-06-22">
            <text:p text:style-name="Table_20_Contents">Sunday, 22 June 2014</text:p>
          </table:table-cell>
          <table:table-cell table:style-name="RevisionHistory.B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date" office:date-value="2014-07-17">
            <text:p text:style-name="Table_20_Contents">Thursday, 17 July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date" office:date-value="2014-08-08">
            <text:p text:style-name="Table_20_Contents">Friday, 8 August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1</meta:editing-cycles>
    <dc:date>2014-08-08T22:10:02</dc:date>
    <meta:editing-duration>PT9H47M14S</meta:editing-duration>
    <meta:document-statistic meta:table-count="1" meta:image-count="0" meta:object-count="0" meta:page-count="1" meta:paragraph-count="30" meta:word-count="134" meta:character-count="854"/>
  </office:meta>
</office:document-meta>
</file>